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7bc8"/>
    </style:style>
    <style:style style:name="P2" style:family="paragraph" style:parent-style-name="Standard">
      <style:text-properties officeooo:rsid="00197bc8" officeooo:paragraph-rsid="00197bc8"/>
    </style:style>
    <style:style style:name="P3" style:family="paragraph" style:parent-style-name="Standard">
      <style:text-properties officeooo:rsid="00197bc8" officeooo:paragraph-rsid="00197bc8"/>
    </style:style>
    <style:style style:name="P4" style:family="paragraph" style:parent-style-name="Standard" style:master-page-name="">
      <style:paragraph-properties fo:margin-left="0cm" fo:margin-right="-2cm" fo:text-indent="0cm" style:auto-text-indent="false" style:page-number="auto"/>
      <style:text-properties officeooo:paragraph-rsid="001d01bb"/>
    </style:style>
    <style:style style:name="P5" style:family="paragraph">
      <style:paragraph-properties fo:text-align="center"/>
    </style:style>
    <style:style style:name="P6" style:family="paragraph">
      <style:paragraph-properties fo:text-align="center"/>
      <style:text-properties fo:font-size="8pt" style:font-size-asian="8pt" style:font-size-complex="8pt"/>
    </style:style>
    <style:style style:name="T1" style:family="text">
      <style:text-properties officeooo:rsid="00197bc8"/>
    </style:style>
    <style:style style:name="T2" style:family="text">
      <style:text-properties fo:font-variant="normal" fo:text-transform="none" fo:color="#222222" style:font-name="arial" fo:font-size="9pt" fo:letter-spacing="normal" fo:font-style="normal" fo:font-weight="normal"/>
    </style:style>
    <style:style style:name="T3" style:family="text">
      <style:text-properties fo:font-variant="normal" fo:text-transform="none" fo:color="#222222" style:font-name="arial" fo:font-size="18pt" fo:letter-spacing="normal" fo:font-style="normal" fo:font-weight="normal" style:font-size-asian="18pt" style:font-size-complex="18pt"/>
    </style:style>
    <style:style style:name="T4" style:family="text">
      <style:text-properties fo:font-size="18pt" officeooo:rsid="00197bc8" style:font-size-asian="18pt" style:font-size-complex="18pt"/>
    </style:style>
    <style:style style:name="T5" style:family="text">
      <style:text-properties officeooo:rsid="001d01bb"/>
    </style:style>
    <style:style style:name="T6" style:family="text">
      <style:text-properties fo:font-size="8pt" style:font-size-asian="8pt" style:font-size-complex="8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4" style:family="graphic">
      <style:graphic-properties draw:textarea-vertical-align="middle" draw:auto-grow-height="false" fo:min-height="1.321cm" fo:min-width="0.88cm"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67"/><text:span text:style-name="T4">J</text:span><text:span text:style-name="T3">ava application</text:span><text:span text:style-name="T2"> .</text:span></text:p>
      <text:p text:style-name="Standard"/>
      <text:p text:style-name="P1"/>
      <text:p text:style-name="Standard"/>
      <text:p text:style-name="Standard"/>
      <text:p text:style-name="Standard"/>
      <text:p text:style-name="Standard"/>
      <text:p text:style-name="P4"><text:s text:c="97"/><text:span text:style-name="T1">(EC2 Machine) <text:s text:c="20"/>(EC2 Machine)</text:span></text:p>
      <text:p text:style-name="Standard"><draw:ellipse text:anchor-type="paragraph" draw:z-index="1" draw:style-name="gr1" draw:text-style-name="P6" svg:width="2.805cm" svg:height="3.308cm" svg:x="10.153cm" svg:y="0.3cm"><text:p text:style-name="P5"><text:span text:style-name="T6">Apache Web Server,</text:span></text:p><text:p text:style-name="P5"><text:span text:style-name="T6">Apache Tomcat </text:span></text:p><text:p text:style-name="P5"><text:span text:style-name="T6">application server</text:span></text:p></draw:ellipse></text:p>
      <text:p text:style-name="Standard"><draw:rect text:anchor-type="paragraph" draw:z-index="9" draw:style-name="gr6" draw:text-style-name="P5" svg:width="2.647cm" svg:height="2.144cm" svg:x="15.63cm" svg:y="0.464cm"><text:p text:style-name="P5"><text:span text:style-name="T6">Active MQ and Oracle </text:span></text:p><text:p text:style-name="P5"><text:span text:style-name="T6">and MongoDB backend</text:span></text:p></draw:rect><draw:ellipse text:anchor-type="paragraph" draw:z-index="10" draw:style-name="gr5" draw:text-style-name="P5" svg:width="2.647cm" svg:height="0.371cm" svg:x="15.63cm" svg:y="0.305cm"><text:p/></draw:ellipse></text:p>
      <text:p text:style-name="Standard"/>
      <text:p text:style-name="Standard"><draw:custom-shape text:anchor-type="paragraph" draw:z-index="4" draw:style-name="gr3" svg:width="2.461cm" svg:height="0.398cm" svg:x="12.958cm" svg:y="0.09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Standard"/>
      <text:p text:style-name="P2"><draw:rect text:anchor-type="paragraph" draw:z-index="0" draw:style-name="gr1" draw:text-style-name="P5" svg:width="2.858cm" svg:height="3.731cm" svg:x="3.433cm" svg:y="0.062cm"><text:p text:style-name="P5">ELB(Elastic </text:p><text:p text:style-name="P5">Load Balancer)</text:p></draw:rect><draw:line text:anchor-type="paragraph" draw:z-index="7" draw:style-name="gr5" draw:text-style-name="P5" svg:x1="6.29cm" svg:y1="1.348cm" svg:x2="10.312cm" svg:y2="0.263cm"><text:p/></draw:line><draw:ellipse text:anchor-type="paragraph" draw:z-index="2" draw:style-name="gr1" draw:text-style-name="P5" svg:width="2.752cm" svg:height="3.176cm" svg:x="10.497cm" svg:y="3.131cm"><text:p text:style-name="P5"><text:span text:style-name="T6">Apache Web Server,</text:span></text:p><text:p text:style-name="P5"><text:span text:style-name="T6">Apache </text:span></text:p><text:p text:style-name="P5"><text:span text:style-name="T6">Tomcat application server</text:span></text:p><text:p text:style-name="P5"><text:span text:style-name="T6"><text:s/></text:span></text:p></draw:ellipse></text:p>
      <text:p text:style-name="P2"/>
      <text:p text:style-name="P2"><draw:custom-shape text:anchor-type="paragraph" draw:z-index="6" draw:style-name="gr4" draw:text-style-name="P5" svg:width="0.003cm" svg:height="0.027cm" svg:x="6.29cm" svg:y="0.03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3" draw:style-name="gr2" svg:width="1.006cm" svg:height="0.699cm" svg:x="2.427cm" svg:y="0.37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Example.com <text:s text:c="129"/></text:p>
      <text:p text:style-name="P2"><draw:line text:anchor-type="paragraph" draw:z-index="8" draw:style-name="gr5" draw:text-style-name="P5" svg:x1="6.29cm" svg:y1="0.485cm" svg:x2="10.709cm" svg:y2="1.887cm"><text:p/></draw:line> <text:s text:c="97"/></text:p>
      <text:p text:style-name="P2"><draw:custom-shape text:anchor-type="paragraph" draw:z-index="5" draw:style-name="gr3" svg:width="2.408cm" svg:height="0.451cm" svg:x="13.249cm" svg:y="2.353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11" draw:style-name="gr6" draw:text-style-name="P5" svg:width="2.594cm" svg:height="2.567cm" svg:x="15.656cm" svg:y="1.321cm"><text:p text:style-name="P5"><text:span text:style-name="T6">Active MQ and Oracle </text:span></text:p><text:p text:style-name="P5"><text:span text:style-name="T6">and MongoDB backend</text:span></text:p></draw:rect><draw:ellipse text:anchor-type="paragraph" draw:z-index="12" draw:style-name="gr5" draw:text-style-name="P5" svg:width="2.594cm" svg:height="0.398cm" svg:x="15.656cm" svg:y="1.136cm"><text:p/></draw:ellipse> <text:s text:c="98"/>(EC2 Machine) <text:s text:c="19"/><text:span text:style-name="T5">(EC2 Mach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6T23:59:49.880361785</meta:creation-date>
    <dc:date>2017-03-27T20:23:28.867629549</dc:date>
    <meta:editing-duration>PT42S</meta:editing-duration>
    <meta:editing-cycles>3</meta:editing-cycles>
    <meta:generator>LibreOffice/4.2.8.2$Linux_X86_64 LibreOffice_project/420m0$Build-2</meta:generator>
    <meta:document-statistic meta:table-count="0" meta:image-count="0" meta:object-count="0" meta:page-count="1" meta:paragraph-count="5" meta:word-count="12" meta:character-count="613" meta:non-whitespace-character-count="75"/>
  </office:meta>
</office:document-meta>
</file>